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7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8" style:parent-style-name="Standard" style:family="paragraph">
      <style:paragraph-properties fo:break-before="page" fo:text-align="justify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break-before="page" fo:text-align="justify"/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</office:automatic-styles>
  <office:body>
    <office:text text:use-soft-page-breaks="true">
      <text:p text:style-name="P1">Projekt monitoringu</text:p>
      <text:p text:style-name="P2">Technika Mikroprocesorowa 2013/2014</text:p>
      <text:p text:style-name="P3"/>
      <text:p text:style-name="P4"/>
      <text:p text:style-name="P5">Autorzy:</text:p>
      <text:p text:style-name="P6">Cieśla Łukasz</text:p>
      <text:p text:style-name="P7">Lichoń Tomasz</text:p>
      <text:soft-page-break/>
      <text:p text:style-name="P8">Spis treści:</text:p>
      <text:soft-page-break/>
      <text:p text:style-name="P9">Cel:</text:p>
      <text:p text:style-name="P10"/>
      <text:p text:style-name="P11">Projektowane urządzenie ma za zadanie pełnić rolę monitoringu<text:s/>antywłamaniowego. W momencie kiedy wykryje ono ruch w kadrze kamery, rozpocznie nagrywanie<text:s/><text:line-break/>i prześle jego zapis na zdefiniowany adres mailowy. Po zniknięciu zauważonego wcześniej obiektu, urządzenie kończy nagrywanie i powraca do początkowego stanu oczekiwania, tak aby na skrzynkę elektroniczną trafiały wyłącznie istotne nagrania.</text:p>
      <text:p text:style-name="P12"/>
      <text:p text:style-name="P13">Potrzebny sprzęt:</text:p>
      <text:p text:style-name="P14"/>
      <text:p text:style-name="P15">Projekt działa w oparciu o komputer Raspberry Pi model B <text:s/>rev 2.0, wyposażony<text:s/><text:line-break/>w złącze Ethernet i port USB do którego podłączono kamerę internetową. Rolę pamięci pełni karta SD.</text:p>
      <text:p text:style-name="P16">Wyszczególniony komputer został wybrany głównie ze względu na niewielki rozmiar, stosunkowo niską cenę, oraz łatwość integracji z zewnętrznymi urządzeniami (jak np. kamera USB).</text:p>
      <text:p text:style-name="P17"/>
      <text:p text:style-name="P18">Oprogramowanie:</text:p>
      <text:p text:style-name="P19"/>
      <text:p text:style-name="P20">System jest programowany w języku C. Podstawę stanowi algorytm porównujący<text:s/><text:line-break/>2 zdjęcia zrobione w pewnym odstępie czasu i decydujący, czy zmiana wyglądu pomieszczenia jest na tyle istotna aby rozpocząć nagrywanie (lub też zakończyć gdy nie dzieje się już nic ciekawego). Kolejny etap to nagrywanie widoku z kamery, kompresja obrazu i równoczesne przesyłanie fragmentów nagrań pod wskazany adres e-mail. Duże wyzwanie stanowi optymalne zaprojektowanie i zbalansowanie powyższych algorytmów, tak aby dysponowana moc obliczeniowa oraz przepustowość łącza pozwoliły na równoczesne wysyłanie i nagrywanie obrazu (co jest konieczne ze względu na ograniczenia pamięciowe).</text:p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caKomp</meta:initial-creator>
    <dc:creator>UcaKomp</dc:creator>
    <meta:creation-date>2013-10-28T17:55:00Z</meta:creation-date>
    <dc:date>2013-11-04T16:41:00Z</dc:date>
    <meta:template xlink:href="Normal" xlink:type="simple"/>
    <meta:editing-cycles>2</meta:editing-cycles>
    <meta:editing-duration>PT420S</meta:editing-duration>
    <meta:document-statistic meta:page-count="3" meta:paragraph-count="3" meta:word-count="234" meta:character-count="1570" meta:row-count="11" meta:non-whitespace-character-count="1339"/>
  </office:meta>
</office:document-meta>
</file>